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P2" style:family="paragraph" style:parent-style-name="Standard" style:list-style-name="L2"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paragraph-properties fo:text-align="justify" style:justify-single-word="false"/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4">
      <style:paragraph-properties fo:text-align="justify" style:justify-single-word="false"/>
      <style:text-properties fo:color="#000099" style:font-name="JetBrains Mono" fo:font-size="14pt" fo:language="en" fo:country="US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cc33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00cc33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333333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color="#000099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3300"/>
    </style:style>
    <style:style style:name="T9" style:family="text">
      <style:text-properties fo:color="#003300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63"/></text:span><text:span text:style-name="T2">Kafka</text:span></text:p>
      <text:p text:style-name="P1"/>
      <text:p text:style-name="Standard"><text:span text:style-name="T2"><text:s text:c="2"/>Kafka</text:span><text:span text:style-name="T3">: </text:span><text:span text:style-name="T4">eld inject</text:span><text:span text:style-name="T5"> Also </text:span><text:span text:style-name="T6">constructor injection not use reflection</text:span><text:span text:style-name="T5">! And app runs faster. <text:s text:c="4"/></text:span></text:p>
      <text:p text:style-name="Standard"><text:span text:style-name="T5"><text:s text:c="6"/></text:span></text:p>
      <text:p text:style-name="Standard"><text:span text:style-name="T5"><text:s text:c="6"/></text:span></text:p>
      <text:list xml:id="list8022439022838277373" text:style-name="L2">
        <text:list-item>
          <text:p text:style-name="P2"><text:span text:style-name="T7">Creating kafka module with 3 sub modules kafka-model, kafka-producer, kafka-admin</text:span>:</text:p>
        </text:list-item>
      </text:list>
      <text:list xml:id="list7454737183655721912" text:style-name="L3">
        <text:list-item>
          <text:list>
            <text:list-item>
              <text:p text:style-name="P3"><text:span text:style-name="T8">kafka-model:</text:span><text:span text:style-name="T9"> here we describe kafka communication using 'Alvro shema'</text:span></text:p>
            </text:list-item>
          </text:list>
        </text:list-item>
      </text:list>
      <text:list xml:id="list2040671141118363686" text:style-name="L4">
        <text:list-item>
          <text:list>
            <text:list-item>
              <text:p text:style-name="P4"><text:span text:style-name="T8">kafka-admin:</text:span><text:span text:style-name="T9"> here we create a target to crate kafka topics automatically, and also logic if topics are created and <text:s/>ready to be used.</text:span></text:p>
            </text:list-item>
            <text:list-item>
              <text:p text:style-name="P4"><text:span text:style-name="T9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35S</meta:editing-duration>
    <meta:editing-cycles>4</meta:editing-cycles>
    <meta:generator>OpenOffice/4.1.10$Win32 OpenOffice.org_project/4110m2$Build-9807</meta:generator>
    <dc:date>2021-10-07T13:53:34.12</dc:date>
    <dc:creator>alex alex</dc:creator>
    <meta:document-statistic meta:table-count="0" meta:image-count="0" meta:object-count="0" meta:page-count="1" meta:paragraph-count="8" meta:word-count="59" meta:character-count="493"/>
    <meta:user-defined meta:name="Info 1"/>
    <meta:user-defined meta:name="Info 2"/>
    <meta:user-defined meta:name="Info 3"/>
    <meta:user-defined meta:name="Info 4"/>
  </office:meta>
</office:document-meta>
</file>